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tyles.xml"/>
  <manifest:file-entry manifest:media-type="application/vnd.oasis.opendocument.spreadsheet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tyles.xml"/>
  <manifest:file-entry manifest:media-type="application/vnd.oasis.opendocument.spreadsheet" manifest:version="1.2" manifest:full-path="Object 11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spreadsheet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spreadsheet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tyles.xml"/>
  <manifest:file-entry manifest:media-type="application/vnd.oasis.opendocument.spreadsheet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application/vnd.oasis.opendocument.spreadsheet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16.084cm" svg:height="4.831cm" svg:x="1cm" svg:y="2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9.5cm" svg:height="1cm" svg:x="1cm" svg:y="1cm">
          <draw:text-box>
            <text:p><text:span text:style-name="T1">strDatensatzRohre[a,b]</text:span></text:p>
          </draw:text-box>
        </draw:frame>
        <draw:frame draw:style-name="gr1" draw:layer="layout" svg:width="26.102cm" svg:height="4.851cm" svg:x="1.002cm" svg:y="9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9.5cm" svg:height="1cm" svg:x="1cm" svg:y="8.462cm">
          <draw:text-box>
            <text:p><text:span text:style-name="T1">strDatensatzKanten[a,b]</text:span></text:p>
          </draw:text-box>
        </draw:frame>
        <draw:frame draw:style-name="gr1" draw:layer="layout" svg:width="69.983cm" svg:height="4.767cm" svg:x="0.989cm" svg:y="16.5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9.5cm" svg:height="1cm" svg:x="1cm" svg:y="15.517cm">
          <draw:text-box>
            <text:p><text:span text:style-name="T1">strDatensatzPunkte[a,b]</text:span></text:p>
          </draw:text-box>
        </draw:frame>
        <draw:frame draw:style-name="gr1" draw:layer="layout" svg:width="19.231cm" svg:height="4.811cm" svg:x="1cm" svg:y="23.6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9.5cm" svg:height="1cm" svg:x="1cm" svg:y="22.5cm">
          <draw:text-box>
            <text:p><text:span text:style-name="T1">strDatensatzErgebnis[a,b]</text:span></text:p>
          </draw:text-box>
        </draw:frame>
        <draw:frame draw:style-name="gr1" draw:layer="layout" svg:width="8.442cm" svg:height="8.278cm" svg:x="1cm" svg:y="30.7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9.5cm" svg:height="1cm" svg:x="1cm" svg:y="29.504cm">
          <draw:text-box>
            <text:p><text:span text:style-name="T1">strDatensatzErgebnisMIF[b]</text:span></text:p>
          </draw:text-box>
        </draw:frame>
        <draw:frame draw:style-name="gr1" draw:layer="layout" svg:width="76.819cm" svg:height="4.804cm" svg:x="1.035cm" svg:y="41.5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9.5cm" svg:height="1cm" svg:x="1cm" svg:y="40cm">
          <draw:text-box>
            <text:p><text:span text:style-name="T1">strDatensatzNetzTrasse[a,b]</text:span></text:p>
          </draw:text-box>
        </draw:frame>
        <draw:frame draw:style-name="gr1" draw:layer="layout" svg:width="8.434cm" svg:height="11.801cm" svg:x="0.983cm" svg:y="48.23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9.5cm" svg:height="1cm" svg:x="1cm" svg:y="47.004cm">
          <draw:text-box>
            <text:p><text:span text:style-name="T1">strDatensatzNetzTrasseMIF[b]</text:span></text:p>
          </draw:text-box>
        </draw:frame>
        <draw:frame draw:style-name="gr1" draw:layer="layout" svg:width="4.326cm" svg:height="4.807cm" svg:x="0.989cm" svg:y="62.5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9.5cm" svg:height="1cm" svg:x="1cm" svg:y="61.3cm">
          <draw:text-box>
            <text:p><text:span text:style-name="T1">strDatensatzNetzTrasseMIFtemp2[a,b]</text:span></text:p>
          </draw:text-box>
        </draw:frame>
        <draw:frame draw:style-name="gr1" draw:layer="layout" svg:width="9.249cm" svg:height="4.807cm" svg:x="0.989cm" svg:y="70.2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9.5cm" svg:height="1cm" svg:x="1.011cm" svg:y="69cm">
          <draw:text-box>
            <text:p><text:span text:style-name="T1">strDatensatzNetzTrasseKoord[a,b]</text:span></text:p>
          </draw:text-box>
        </draw:frame>
        <draw:frame draw:style-name="gr1" draw:layer="layout" svg:width="56.169cm" svg:height="4.799cm" svg:x="1.005cm" svg:y="78.1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9.5cm" svg:height="1cm" svg:x="1cm" svg:y="77cm">
          <draw:text-box>
            <text:p><text:span text:style-name="T1">strDatensatzSimErgebnis[a,b]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1.5cm" svg:height="1cm" svg:x="1cm" svg:y="40.1cm">
          <draw:text-box>
            <text:p><text:span text:style-name="T1">strDatensatzNetzTrasseSimulationsErgebnis[a,b]</text:span></text:p>
          </draw:text-box>
        </draw:frame>
        <draw:frame draw:style-name="gr1" draw:layer="layout" svg:width="123.333cm" svg:height="4.799cm" svg:x="3cm" svg:y="41.4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Fröhler</meta:initial-creator>
    <meta:creation-date>2011-02-19T08:43:13</meta:creation-date>
    <dc:date>2012-02-09T14:41:22</dc:date>
    <dc:creator>Robert Fröhler</dc:creator>
    <meta:editing-duration>P2DT8H40M1S</meta:editing-duration>
    <meta:editing-cycles>50</meta:editing-cycles>
    <meta:generator>LibreOffice/3.4$Unix LibreOffice_project/340m1$Build-402</meta:generator>
    <meta:printed-by>Robert Fröhler</meta:printed-by>
    <meta:print-date>2011-04-28T15:32:33</meta:print-date>
    <meta:document-statistic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DN</text:p>
          </table:table-cell>
          <table:table-cell table:style-name="ce4" office:value-type="string">
            <text:p>di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s</text:p>
          </table:table-cell>
          <table:table-cell table:style-name="ce4" office:value-type="string">
            <text:p>Dämm. 1 da</text:p>
          </table:table-cell>
          <table:table-cell table:style-name="ce4" office:value-type="string">
            <text:p>Dämm. 2 da</text:p>
          </table:table-cell>
          <table:table-cell table:style-name="ce4" office:value-type="string">
            <text:p>Dämm. 3 da</text:p>
          </table:table-cell>
          <table:table-cell table:style-name="ce4"/>
          <table:table-cell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" office:value-type="string">
            <text:p>22.3</text:p>
          </table:table-cell>
          <table:table-cell table:style-name="ce5" office:value-type="string">
            <text:p>26.9</text:p>
          </table:table-cell>
          <table:table-cell table:style-name="ce5" office:value-type="string">
            <text:p>2.3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5" office:value-type="string">
            <text:p>28.5</text:p>
          </table:table-cell>
          <table:table-cell office:value-type="string">
            <text:p>33.7</text:p>
          </table:table-cell>
          <table:table-cell table:style-name="ce5" office:value-type="string">
            <text:p>2.6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37.2</text:p>
          </table:table-cell>
          <table:table-cell office:value-type="string">
            <text:p>42.4</text:p>
          </table:table-cell>
          <table:table-cell table:style-name="ce5" office:value-type="string">
            <text:p>2.6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43.1</text:p>
          </table:table-cell>
          <table:table-cell office:value-type="string">
            <text:p>48.3</text:p>
          </table:table-cell>
          <table:table-cell table:style-name="ce5" office:value-type="string">
            <text:p>2.6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54.5</text:p>
          </table:table-cell>
          <table:table-cell office:value-type="string">
            <text:p>60.3</text:p>
          </table:table-cell>
          <table:table-cell table:style-name="ce5" office:value-type="string">
            <text:p>2.9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70.3</text:p>
          </table:table-cell>
          <table:table-cell office:value-type="string">
            <text:p>76.1</text:p>
          </table:table-cell>
          <table:table-cell table:style-name="ce5" office:value-type="string">
            <text:p>2.9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string">
            <text:p>82.5</text:p>
          </table:table-cell>
          <table:table-cell office:value-type="string">
            <text:p>88.9</text:p>
          </table:table-cell>
          <table:table-cell table:style-name="ce5" office:value-type="string">
            <text:p>3.2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107.1</text:p>
          </table:table-cell>
          <table:table-cell office:value-type="string">
            <text:p>114.3</text:p>
          </table:table-cell>
          <table:table-cell table:style-name="ce5" office:value-type="string">
            <text:p>3.6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office:value-type="float" office:value="250">
            <text:p>25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string">
            <text:p>132.5</text:p>
          </table:table-cell>
          <table:table-cell office:value-type="string">
            <text:p>139.7</text:p>
          </table:table-cell>
          <table:table-cell table:style-name="ce5" office:value-type="string">
            <text:p>3.6</text:p>
          </table:table-cell>
          <table:table-cell office:value-type="float" office:value="225">
            <text:p>225</text:p>
          </table:table-cell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160.3</text:p>
          </table:table-cell>
          <table:table-cell office:value-type="string">
            <text:p>168.3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280">
            <text:p>280</text:p>
          </table:table-cell>
          <table:table-cell office:value-type="float" office:value="315">
            <text:p>31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184.7</text:p>
          </table:table-cell>
          <table:table-cell office:value-type="string">
            <text:p>193.7</text:p>
          </table:table-cell>
          <table:table-cell table:style-name="ce5" office:value-type="string">
            <text:p>4.5</text:p>
          </table:table-cell>
          <table:table-cell office:value-type="float" office:value="280">
            <text:p>280</text:p>
          </table:table-cell>
          <table:table-cell office:value-type="float" office:value="315">
            <text:p>315</text:p>
          </table:table-cell>
          <table:table-cell office:value-type="float" office:value="355">
            <text:p>35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5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1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1.259cm"/>
    </style:style>
    <style:style style:name="co8" style:family="table-column">
      <style:table-column-properties fo:break-before="auto" style:column-width="0.877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2.175cm"/>
    </style:style>
    <style:style style:name="co13" style:family="table-column">
      <style:table-column-properties fo:break-before="auto" style:column-width="2.588cm"/>
    </style:style>
    <style:style style:name="co14" style:family="table-column">
      <style:table-column-properties fo:break-before="auto" style:column-width="2.087cm"/>
    </style:style>
    <style:style style:name="co15" style:family="table-column">
      <style:table-column-properties fo:break-before="auto" style:column-width="1.584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3.149cm"/>
    </style:style>
    <style:style style:name="co18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Stunde</text:p>
          </table:table-cell>
          <table:table-cell table:style-name="ce4" office:value-type="string">
            <text:p>TempVL</text:p>
          </table:table-cell>
          <table:table-cell table:style-name="ce4" office:value-type="string">
            <text:p>TempRL</text:p>
          </table:table-cell>
          <table:table-cell table:style-name="ce4" office:value-type="string">
            <text:p>TempErde</text:p>
          </table:table-cell>
          <table:table-cell table:style-name="ce4" office:value-type="string">
            <text:p>TempLuft</text:p>
          </table:table-cell>
          <table:table-cell table:style-name="ce4" office:value-type="string">
            <text:p>TempVL2a</text:p>
          </table:table-cell>
          <table:table-cell table:style-name="ce4" office:value-type="string">
            <text:p>TempRL2a</text:p>
          </table:table-cell>
          <table:table-cell table:style-name="ce4" office:value-type="string">
            <text:p>TempVL2b</text:p>
          </table:table-cell>
          <table:table-cell table:style-name="ce4" office:value-type="string">
            <text:p>TempRL2b</text:p>
          </table:table-cell>
          <table:table-cell table:style-name="ce4" office:value-type="string">
            <text:p>DELP</text:p>
          </table:table-cell>
          <table:table-cell table:style-name="ce4" office:value-type="string">
            <text:p>MS</text:p>
          </table:table-cell>
          <table:table-cell table:style-name="ce4" office:value-type="string">
            <text:p>DELP2a</text:p>
          </table:table-cell>
          <table:table-cell table:style-name="ce4" office:value-type="string">
            <text:p>MS2a</text:p>
          </table:table-cell>
          <table:table-cell table:style-name="ce4" office:value-type="string">
            <text:p>DELP2b</text:p>
          </table:table-cell>
          <table:table-cell table:style-name="ce4" office:value-type="string">
            <text:p>MS2b</text:p>
          </table:table-cell>
          <table:table-cell table:style-name="ce4" office:value-type="string">
            <text:p>Phyd</text:p>
          </table:table-cell>
          <table:table-cell table:style-name="ce4" office:value-type="string">
            <text:p>Pel</text:p>
          </table:table-cell>
          <table:table-cell table:style-name="ce4" office:value-type="string">
            <text:p>PWaermeIN</text:p>
          </table:table-cell>
          <table:table-cell table:style-name="ce4" office:value-type="string">
            <text:p>PWaermeOUT</text:p>
          </table:table-cell>
          <table:table-cell table:style-name="ce4" office:value-type="string">
            <text:p>dPWaerme</text:p>
          </table:table-cell>
          <table:table-cell table:style-name="ce4" office:value-type="string">
            <text:p>Phyd2a</text:p>
          </table:table-cell>
          <table:table-cell table:style-name="ce4" office:value-type="string">
            <text:p>Pel2a</text:p>
          </table:table-cell>
          <table:table-cell table:style-name="ce4" office:value-type="string">
            <text:p>PWaermeIN2a</text:p>
          </table:table-cell>
          <table:table-cell table:style-name="ce4" office:value-type="string">
            <text:p>PWaermeOUT2a</text:p>
          </table:table-cell>
          <table:table-cell table:style-name="ce4" office:value-type="string">
            <text:p>dPWaerme2a</text:p>
          </table:table-cell>
          <table:table-cell table:style-name="ce4" office:value-type="string">
            <text:p>Phyd2b</text:p>
          </table:table-cell>
          <table:table-cell table:style-name="ce4" office:value-type="string">
            <text:p>Pel2b</text:p>
          </table:table-cell>
          <table:table-cell table:style-name="ce4" office:value-type="string">
            <text:p>PWaermeIN2b</text:p>
          </table:table-cell>
          <table:table-cell table:style-name="ce4" office:value-type="string">
            <text:p>PWaermeOUT2b</text:p>
          </table:table-cell>
          <table:table-cell table:style-name="ce4" office:value-type="string">
            <text:p>dPWaerme2b</text:p>
          </table:table-cell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4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/>
          <table:table-cell table:style-name="ce5"/>
          <table:table-cell table:number-columns-repeated="10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/>
          <table:table-cell table:style-name="ce5" table:number-columns-repeated="2"/>
          <table:table-cell table:number-columns-repeated="9"/>
          <table:table-cell table:style-name="ce5"/>
          <table:table-cell table:style-name="Default"/>
          <table:table-cell table:number-columns-repeated="15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/>
          <table:table-cell table:style-name="ce5" table:number-columns-repeated="2"/>
          <table:table-cell table:number-columns-repeated="10"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31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26"/>
        </table:table-row>
        <table:table-row table:style-name="ro1" table:number-rows-repeated="2"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26"/>
        </table:table-row>
        <table:table-row table:style-name="ro1" table:number-rows-repeated="1048547">
          <table:table-cell table:number-columns-repeated="31"/>
        </table:table-row>
        <table:table-row table:style-name="ro1">
          <table:table-cell table:number-columns-repeated="31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8.05.2011</text:date>, <text:time>13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4.089cm"/>
    </style:style>
    <style:style style:name="co7" style:family="table-column">
      <style:table-column-properties fo:break-before="auto" style:column-width="5.085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4.561cm"/>
    </style:style>
    <style:style style:name="co10" style:family="table-column">
      <style:table-column-properties fo:break-before="auto" style:column-width="4.74cm"/>
    </style:style>
    <style:style style:name="co11" style:family="table-column">
      <style:table-column-properties fo:break-before="auto" style:column-width="5.463cm"/>
    </style:style>
    <style:style style:name="co12" style:family="table-column">
      <style:table-column-properties fo:break-before="auto" style:column-width="4.639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1.196cm"/>
    </style:style>
    <style:style style:name="co15" style:family="table-column">
      <style:table-column-properties fo:break-before="auto" style:column-width="4.59cm"/>
    </style:style>
    <style:style style:name="co16" style:family="table-column">
      <style:table-column-properties fo:break-before="auto" style:column-width="4.764cm"/>
    </style:style>
    <style:style style:name="co17" style:family="table-column">
      <style:table-column-properties fo:break-before="auto" style:column-width="5.487cm"/>
    </style:style>
    <style:style style:name="co18" style:family="table-column">
      <style:table-column-properties fo:break-before="auto" style:column-width="4.664cm"/>
    </style:style>
    <style:style style:name="co19" style:family="table-column">
      <style:table-column-properties fo:break-before="auto" style:column-width="5.662cm"/>
    </style:style>
    <style:style style:name="co20" style:family="table-column">
      <style:table-column-properties fo:break-before="auto" style:column-width="5.484cm"/>
    </style:style>
    <style:style style:name="co21" style:family="table-column">
      <style:table-column-properties fo:break-before="auto" style:column-width="4.662cm"/>
    </style:style>
    <style:style style:name="co22" style:family="table-column">
      <style:table-column-properties fo:break-before="auto" style:column-width="5.659cm"/>
    </style:style>
    <style:style style:name="co23" style:family="table-column">
      <style:table-column-properties fo:break-before="auto" style:column-width="4.69cm"/>
    </style:style>
    <style:style style:name="co24" style:family="table-column">
      <style:table-column-properties fo:break-before="auto" style:column-width="5.694cm"/>
    </style:style>
    <style:style style:name="co25" style:family="table-column">
      <style:table-column-properties fo:break-before="auto" style:column-width="3.969cm"/>
    </style:style>
    <style:style style:name="co26" style:family="table-column">
      <style:table-column-properties fo:break-before="auto" style:column-width="5.5cm"/>
    </style:style>
    <style:style style:name="co27" style:family="table-column">
      <style:table-column-properties fo:break-before="auto" style:column-width="4.678cm"/>
    </style:style>
    <style:style style:name="co28" style:family="table-column">
      <style:table-column-properties fo:break-before="auto" style:column-width="5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AK</text:p>
          </table:table-cell>
          <table:table-cell table:style-name="ce4" office:value-type="string">
            <text:p>EK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U</text:p>
          </table:table-cell>
          <table:table-cell table:style-name="ce4" office:value-type="string">
            <text:p>Qtransportabs_Summe</text:p>
          </table:table-cell>
          <table:table-cell table:style-name="ce4" office:value-type="string">
            <text:p>Qtransportspez_Summe</text:p>
          </table:table-cell>
          <table:table-cell table:style-name="ce4" office:value-type="string">
            <text:p>Qwaermeverlustabs_Summe</text:p>
          </table:table-cell>
          <table:table-cell table:style-name="ce4" office:value-type="string">
            <text:p>Qwaermeverlustabs_VL</text:p>
          </table:table-cell>
          <table:table-cell table:style-name="ce4" office:value-type="string">
            <text:p>Qwaermeverlustabs_RL</text:p>
          </table:table-cell>
          <table:table-cell table:style-name="ce4" office:value-type="string">
            <text:p>Qwaermeverlustspez_Summe</text:p>
          </table:table-cell>
          <table:table-cell table:style-name="ce4" office:value-type="string">
            <text:p>DU2a</text:p>
          </table:table-cell>
          <table:table-cell table:style-name="ce4" office:value-type="string">
            <text:p>Qtransportabs_Summe_2a</text:p>
          </table:table-cell>
          <table:table-cell table:style-name="ce4" office:value-type="string">
            <text:p>Qtransportspez_Summe_2a</text:p>
          </table:table-cell>
          <table:table-cell table:style-name="ce4" office:value-type="string">
            <text:p>Qwaermeverlustabs_Summe_2a</text:p>
          </table:table-cell>
          <table:table-cell table:style-name="ce4" office:value-type="string">
            <text:p>Qwaermeverlustabs_VL_2a</text:p>
          </table:table-cell>
          <table:table-cell table:style-name="ce4" office:value-type="string">
            <text:p>Qwaermeverlustabs_RL_2a</text:p>
          </table:table-cell>
          <table:table-cell table:style-name="ce4" office:value-type="string">
            <text:p>Qwaermeverlustspez_Summe_2a</text:p>
          </table:table-cell>
          <table:table-cell table:style-name="ce4" office:value-type="string">
            <text:p>DU2b</text:p>
          </table:table-cell>
          <table:table-cell table:style-name="ce4" office:value-type="string">
            <text:p>Qtransportabs_Summe_2b</text:p>
          </table:table-cell>
          <table:table-cell table:style-name="ce4" office:value-type="string">
            <text:p>Qtransportspez_Summe_2b</text:p>
          </table:table-cell>
          <table:table-cell table:style-name="ce4" office:value-type="string">
            <text:p>Qwaermeverlustabs_Summe_2b</text:p>
          </table:table-cell>
          <table:table-cell table:style-name="ce4" office:value-type="string">
            <text:p>Qwaermeverlustabs_VL_2b</text:p>
          </table:table-cell>
          <table:table-cell table:style-name="ce4" office:value-type="string">
            <text:p>Qwaermeverlustabs_RL_2b</text:p>
          </table:table-cell>
          <table:table-cell table:style-name="ce4" office:value-type="string">
            <text:p>Qwaermeverlustspez_Summe_2b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37.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5" office:value-type="string">
            <text:p>22.3</text:p>
          </table:table-cell>
          <table:table-cell table:number-columns-repeated="7"/>
          <table:table-cell table:style-name="ce4" table:number-columns-repeated="2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style-name="ce5" office:value-type="string">
            <text:p>18.5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style-name="ce5" office:value-type="string">
            <text:p>14.3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style-name="ce5" office:value-type="string">
            <text:p>19.8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style-name="ce5" office:value-type="string">
            <text:p>16.1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style-name="ce5" office:value-type="string">
            <text:p>15.9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table:style-name="ce5" office:value-type="string">
            <text:p>14.8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table:style-name="ce5" office:value-type="string">
            <text:p>22.9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table:style-name="ce5" office:value-type="string">
            <text:p>15.2</text:p>
          </table:table-cell>
          <table:table-cell table:style-name="ce5" office:value-type="string">
            <text:p>22.3</text:p>
          </table:table-cell>
          <table:table-cell table:number-columns-repeated="9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table:style-name="ce5" office:value-type="string">
            <text:p>18.6</text:p>
          </table:table-cell>
          <table:table-cell table:style-name="ce5" office:value-type="string">
            <text:p>22.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38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33"/>
        </table:table-row>
        <table:table-row table:style-name="ro1" table:number-rows-repeated="2">
          <table:table-cell table:number-columns-repeated="3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33"/>
        </table:table-row>
        <table:table-row table:style-name="ro1" table:number-rows-repeated="1048547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4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5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2" table:number-columns-repeated="2" table:default-cell-style-name="ce3"/>
        <table:table-column table:style-name="co5" table:number-columns-repeated="7" table:default-cell-style-name="ce3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Nr</text:p>
          </table:table-cell>
          <table:table-cell table:style-name="ce4" office:value-type="string">
            <text:p>Tabelle</text:p>
          </table:table-cell>
          <table:table-cell table:style-name="ce4" office:value-type="string">
            <text:p>LON_AK</text:p>
          </table:table-cell>
          <table:table-cell table:style-name="ce4" office:value-type="string">
            <text:p>LAT_AK</text:p>
          </table:table-cell>
          <table:table-cell table:style-name="ce4" office:value-type="string">
            <text:p>LON_EK</text:p>
          </table:table-cell>
          <table:table-cell table:style-name="ce4" office:value-type="string">
            <text:p>LAT_EK</text:p>
          </table:table-cell>
          <table:table-cell table:style-name="ce4" office:value-type="string">
            <text:p>VA</text:p>
          </table:table-cell>
          <table:table-cell table:style-name="ce4" office:value-type="string">
            <text:p>Bestand</text:p>
          </table:table-cell>
          <table:table-cell table:style-name="ce4" office:value-type="string">
            <text:p>Dmax</text:p>
          </table:table-cell>
          <table:table-cell table:style-name="ce4" office:value-type="string">
            <text:p>AK</text:p>
          </table:table-cell>
          <table:table-cell table:style-name="ce4" office:value-type="string">
            <text:p>EK</text:p>
          </table:table-cell>
          <table:table-cell table:style-name="ce4" office:value-type="string">
            <text:p>ZWKno</text:p>
          </table:table-cell>
          <table:table-cell table:style-name="ce4" office:value-type="string">
            <text:p>Hindern</text:p>
          </table:table-cell>
          <table:table-cell table:style-name="ce4" office:value-type="string">
            <text:p>Distance</text:p>
          </table:table-cell>
          <table:table-cell table:style-name="Default"/>
        </table:table-row>
        <table:table-row table:style-name="ro2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Default"/>
        </table:table-row>
        <table:table-row table:style-name="ro3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0100921_Trassen_fix</text:p>
          </table:table-cell>
          <table:table-cell office:value-type="string">
            <text:p>4477374.806748</text:p>
          </table:table-cell>
          <table:table-cell office:value-type="string">
            <text:p>5345984.655006</text:p>
          </table:table-cell>
          <table:table-cell office:value-type="string">
            <text:p>4477359.522303</text:p>
          </table:table-cell>
          <table:table-cell office:value-type="string">
            <text:p>5345992.189592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1071">
            <text:p>107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Default"/>
        </table:table-row>
        <table:table-row table:style-name="ro3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100921_Trassen_fix</text:p>
          </table:table-cell>
          <table:table-cell office:value-type="string">
            <text:p>4477334.425685</text:p>
          </table:table-cell>
          <table:table-cell office:value-type="string">
            <text:p>5346027.162348</text:p>
          </table:table-cell>
          <table:table-cell office:value-type="string">
            <text:p>4477333.824115</text:p>
          </table:table-cell>
          <table:table-cell office:value-type="string">
            <text:p>5345993.162576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85">
            <text:p>28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Default"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0100921_Trassen_fix</text:p>
          </table:table-cell>
          <table:table-cell office:value-type="string">
            <text:p>4477513.585394</text:p>
          </table:table-cell>
          <table:table-cell office:value-type="string">
            <text:p>5346068.550856</text:p>
          </table:table-cell>
          <table:table-cell office:value-type="string">
            <text:p>4477513.99436</text:p>
          </table:table-cell>
          <table:table-cell office:value-type="string">
            <text:p>5346050.035696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8.5</text:p>
          </table:table-cell>
          <table:table-cell table:style-name="Default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0100921_Trassen_fix</text:p>
          </table:table-cell>
          <table:table-cell office:value-type="string">
            <text:p>4477450.608861</text:p>
          </table:table-cell>
          <table:table-cell office:value-type="string">
            <text:p>5345932.686214</text:p>
          </table:table-cell>
          <table:table-cell office:value-type="string">
            <text:p>4477448.512915</text:p>
          </table:table-cell>
          <table:table-cell office:value-type="string">
            <text:p>5345918.547939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4.3</text:p>
          </table:table-cell>
          <table:table-cell table:style-name="Default"/>
        </table:table-row>
        <table:table-row table:style-name="ro3"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0100921_Trassen_fix</text:p>
          </table:table-cell>
          <table:table-cell office:value-type="string">
            <text:p>4477399.569385</text:p>
          </table:table-cell>
          <table:table-cell office:value-type="string">
            <text:p>5345923.839371</text:p>
          </table:table-cell>
          <table:table-cell office:value-type="string">
            <text:p>4477402.247376</text:p>
          </table:table-cell>
          <table:table-cell office:value-type="string">
            <text:p>5345904.193982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9.8</text:p>
          </table:table-cell>
          <table:table-cell table:style-name="Default"/>
        </table:table-row>
        <table:table-row table:style-name="ro3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20100921_Trassen_fix</text:p>
          </table:table-cell>
          <table:table-cell office:value-type="string">
            <text:p>4477549.965707</text:p>
          </table:table-cell>
          <table:table-cell office:value-type="string">
            <text:p>5345934.047266</text:p>
          </table:table-cell>
          <table:table-cell office:value-type="string">
            <text:p>4477549.639815</text:p>
          </table:table-cell>
          <table:table-cell office:value-type="string">
            <text:p>5345917.971853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6.1</text:p>
          </table:table-cell>
          <table:table-cell table:style-name="Default"/>
        </table:table-row>
        <table:table-row table:style-name="ro3"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20100921_Trassen_fix</text:p>
          </table:table-cell>
          <table:table-cell office:value-type="string">
            <text:p>4477614.995167</text:p>
          </table:table-cell>
          <table:table-cell office:value-type="string">
            <text:p>5345980.41567</text:p>
          </table:table-cell>
          <table:table-cell office:value-type="string">
            <text:p>4477614.531834</text:p>
          </table:table-cell>
          <table:table-cell office:value-type="string">
            <text:p>5345996.333361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5.9</text:p>
          </table:table-cell>
          <table:table-cell table:style-name="Default"/>
        </table:table-row>
        <table:table-row table:style-name="ro3"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20100921_Trassen_fix</text:p>
          </table:table-cell>
          <table:table-cell office:value-type="string">
            <text:p>4477545.583629</text:p>
          </table:table-cell>
          <table:table-cell office:value-type="string">
            <text:p>5345978.395236</text:p>
          </table:table-cell>
          <table:table-cell office:value-type="string">
            <text:p>4477545.154063</text:p>
          </table:table-cell>
          <table:table-cell office:value-type="string">
            <text:p>5345993.15286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4.8</text:p>
          </table:table-cell>
          <table:table-cell table:style-name="Default"/>
        </table:table-row>
        <table:table-row table:style-name="ro3">
          <table:table-cell table:style-name="ce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20100921_Trassen_fix</text:p>
          </table:table-cell>
          <table:table-cell office:value-type="string">
            <text:p>4477633.536419</text:p>
          </table:table-cell>
          <table:table-cell office:value-type="string">
            <text:p>5346011.04877</text:p>
          </table:table-cell>
          <table:table-cell office:value-type="string">
            <text:p>4477650.108253</text:p>
          </table:table-cell>
          <table:table-cell office:value-type="string">
            <text:p>5346026.79084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22.9</text:p>
          </table:table-cell>
          <table:table-cell table:style-name="Default"/>
        </table:table-row>
        <table:table-row table:style-name="ro3"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20100921_Trassen_fix</text:p>
          </table:table-cell>
          <table:table-cell office:value-type="string">
            <text:p>4477665.894232</text:p>
          </table:table-cell>
          <table:table-cell office:value-type="string">
            <text:p>5346071.91508</text:p>
          </table:table-cell>
          <table:table-cell office:value-type="string">
            <text:p>4477666.22968</text:p>
          </table:table-cell>
          <table:table-cell office:value-type="string">
            <text:p>5346056.728298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223">
            <text:p>223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string">
            <text:p>15.2</text:p>
          </table:table-cell>
          <table:table-cell table:style-name="Default"/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20100921_Trassen_fix</text:p>
          </table:table-cell>
          <table:table-cell office:value-type="string">
            <text:p>4477374.806748</text:p>
          </table:table-cell>
          <table:table-cell office:value-type="string">
            <text:p>5345984.655006</text:p>
          </table:table-cell>
          <table:table-cell office:value-type="string">
            <text:p>4477359.522303</text:p>
          </table:table-cell>
          <table:table-cell office:value-type="string">
            <text:p>5345992.189592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 office:value-type="float" office:value="1071">
            <text:p>107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Default"/>
        </table:table-row>
        <table:table-row table:style-name="ro3">
          <table:table-cell table:number-columns-repeated="4"/>
          <table:table-cell table:style-name="ce6"/>
          <table:table-cell table:number-columns-repeated="10"/>
          <table:table-cell table:style-name="Default"/>
        </table:table-row>
        <table:table-row table:style-name="ro3" table:number-rows-repeated="2">
          <table:table-cell table:number-columns-repeated="16"/>
        </table:table-row>
        <table:table-row table:style-name="ro3" table:number-rows-repeated="8">
          <table:table-cell table:number-columns-repeated="4"/>
          <table:table-cell table:style-name="ce6"/>
          <table:table-cell table:number-columns-repeated="11"/>
        </table:table-row>
        <table:table-row table:style-name="ro3" table:number-rows-repeated="2">
          <table:table-cell table:number-columns-repeated="16"/>
        </table:table-row>
        <table:table-row table:style-name="ro3" table:number-rows-repeated="2">
          <table:table-cell table:number-columns-repeated="4"/>
          <table:table-cell table:style-name="ce6"/>
          <table:table-cell table:number-columns-repeated="11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1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418cm"/>
    </style:style>
    <style:style style:name="co12" style:family="table-column">
      <style:table-column-properties fo:break-before="auto" style:column-width="1.064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1.266cm"/>
    </style:style>
    <style:style style:name="co15" style:family="table-column">
      <style:table-column-properties fo:break-before="auto" style:column-width="0.885cm"/>
    </style:style>
    <style:style style:name="co16" style:family="table-column">
      <style:table-column-properties fo:break-before="auto" style:column-width="2.155cm"/>
    </style:style>
    <style:style style:name="co17" style:family="table-column">
      <style:table-column-properties fo:break-before="auto" style:column-width="2.944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353cm"/>
    </style:style>
    <style:style style:name="co20" style:family="table-column">
      <style:table-column-properties fo:break-before="auto" style:column-width="0.963cm"/>
    </style:style>
    <style:style style:name="co21" style:family="table-column">
      <style:table-column-properties fo:break-before="auto" style:column-width="2.161cm"/>
    </style:style>
    <style:style style:name="co22" style:family="table-column">
      <style:table-column-properties fo:break-before="auto" style:column-width="2.97cm"/>
    </style:style>
    <style:style style:name="co23" style:family="table-column">
      <style:table-column-properties fo:break-before="auto" style:column-width="1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Nr</text:p>
          </table:table-cell>
          <table:table-cell table:style-name="ce4" office:value-type="string">
            <text:p>LON</text:p>
          </table:table-cell>
          <table:table-cell table:style-name="ce4" office:value-type="string">
            <text:p>LAT</text:p>
          </table:table-cell>
          <table:table-cell table:style-name="ce4" office:value-type="string">
            <text:p>Temp VL</text:p>
          </table:table-cell>
          <table:table-cell table:style-name="ce4" office:value-type="string">
            <text:p>Temp RL</text:p>
          </table:table-cell>
          <table:table-cell table:style-name="ce4" office:value-type="string">
            <text:p>Massenstrom</text:p>
          </table:table-cell>
          <table:table-cell table:style-name="ce4" office:value-type="string">
            <text:p>V.Knt.Nr.(1)</text:p>
          </table:table-cell>
          <table:table-cell table:style-name="ce4" office:value-type="string">
            <text:p>V.Trass.Nr.(1)</text:p>
          </table:table-cell>
          <table:table-cell table:style-name="ce4" office:value-type="string">
            <text:p>Anz. N.Knt</text:p>
          </table:table-cell>
          <table:table-cell table:style-name="ce4" office:value-type="string">
            <text:p>N.Knt.Nr.(1)</text:p>
          </table:table-cell>
          <table:table-cell table:style-name="ce4" office:value-type="string">
            <text:p>N.Trass.Nr.(1)</text:p>
          </table:table-cell>
          <table:table-cell table:style-name="ce4" office:value-type="string">
            <text:p>N.Knt.Nr.(2)</text:p>
          </table:table-cell>
          <table:table-cell table:style-name="ce4" office:value-type="string">
            <text:p>N.Trass.Nr.(2)</text:p>
          </table:table-cell>
          <table:table-cell table:style-name="ce4" office:value-type="string">
            <text:p>N.Knt.Nr.(3)</text:p>
          </table:table-cell>
          <table:table-cell table:style-name="ce4" office:value-type="string">
            <text:p>N.Trass.Nr.(3)</text:p>
          </table:table-cell>
          <table:table-cell table:style-name="ce4" office:value-type="string">
            <text:p>Pmax</text:p>
          </table:table-cell>
          <table:table-cell table:style-name="ce4" office:value-type="string">
            <text:p>GebTYP</text:p>
          </table:table-cell>
          <table:table-cell table:style-name="ce4" office:value-type="string">
            <text:p>TestBit</text:p>
          </table:table-cell>
          <table:table-cell table:style-name="ce4" office:value-type="string">
            <text:p>Pakt</text:p>
          </table:table-cell>
          <table:table-cell table:style-name="ce4" office:value-type="string">
            <text:p>MSakt</text:p>
          </table:table-cell>
          <table:table-cell table:style-name="ce4" office:value-type="string">
            <text:p>QJahr</text:p>
          </table:table-cell>
          <table:table-cell table:style-name="ce4" office:value-type="string">
            <text:p>KW</text:p>
          </table:table-cell>
          <table:table-cell table:style-name="ce4" office:value-type="string">
            <text:p>Temp VL2a</text:p>
          </table:table-cell>
          <table:table-cell table:style-name="ce4" office:value-type="string">
            <text:p>Temp RL2a</text:p>
          </table:table-cell>
          <table:table-cell table:style-name="ce4" office:value-type="string">
            <text:p>Massenstrom2a</text:p>
          </table:table-cell>
          <table:table-cell table:style-name="ce4" office:value-type="string">
            <text:p>Pakt2a</text:p>
          </table:table-cell>
          <table:table-cell table:style-name="ce4" office:value-type="string">
            <text:p>Makt2a</text:p>
          </table:table-cell>
          <table:table-cell table:number-columns-repeated="5" table:style-name="ce4" office:value-type="string">
            <text:p>leer</text:p>
          </table:table-cell>
          <table:table-cell table:style-name="ce4" office:value-type="string">
            <text:p>Temp VL2b</text:p>
          </table:table-cell>
          <table:table-cell table:style-name="ce4" office:value-type="string">
            <text:p>Temp RL2b</text:p>
          </table:table-cell>
          <table:table-cell table:style-name="ce4" office:value-type="string">
            <text:p>Massenstrom2b</text:p>
          </table:table-cell>
          <table:table-cell table:style-name="ce4" office:value-type="string">
            <text:p>Pakt2b</text:p>
          </table:table-cell>
          <table:table-cell table:style-name="ce4" office:value-type="string">
            <text:p>Makt2b</text:p>
          </table:table-cell>
          <table:table-cell table:number-columns-repeated="2" table:style-name="ce4" office:value-type="string">
            <text:p>leer</text:p>
          </table:table-cell>
          <table:table-cell table:style-name="ce4" office:value-type="string">
            <text:p>Abnehmer</text:p>
          </table:table-cell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477399.569385</text:p>
          </table:table-cell>
          <table:table-cell office:value-type="string">
            <text:p>5345923.839371</text:p>
          </table:table-cell>
          <table:table-cell office:value-type="string">
            <text:p>87.919611974714</text:p>
          </table:table-cell>
          <table:table-cell office:value-type="string">
            <text:p>54.84385774274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477549.965707</text:p>
          </table:table-cell>
          <table:table-cell office:value-type="string">
            <text:p>5345934.047266</text:p>
          </table:table-cell>
          <table:table-cell office:value-type="string">
            <text:p>86.664114859002</text:p>
          </table:table-cell>
          <table:table-cell office:value-type="string">
            <text:p>54.80483586431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4477614.995167</text:p>
          </table:table-cell>
          <table:table-cell office:value-type="string">
            <text:p>5345980.41567</text:p>
          </table:table-cell>
          <table:table-cell office:value-type="string">
            <text:p>89.454259311481</text:p>
          </table:table-cell>
          <table:table-cell office:value-type="string">
            <text:p>52.677793970084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477545.583629</text:p>
          </table:table-cell>
          <table:table-cell office:value-type="string">
            <text:p>5345978.395236</text:p>
          </table:table-cell>
          <table:table-cell office:value-type="string">
            <text:p>89.299725263979</text:p>
          </table:table-cell>
          <table:table-cell office:value-type="string">
            <text:p>52.289277882386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table:number-columns-repeated="25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4477633.536419</text:p>
          </table:table-cell>
          <table:table-cell office:value-type="string">
            <text:p>5346011.04877</text:p>
          </table:table-cell>
          <table:table-cell office:value-type="string">
            <text:p>86.895393344519</text:p>
          </table:table-cell>
          <table:table-cell office:value-type="string">
            <text:p>51.813373075366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4477665.894232</text:p>
          </table:table-cell>
          <table:table-cell office:value-type="string">
            <text:p>5346071.91508</text:p>
          </table:table-cell>
          <table:table-cell office:value-type="string">
            <text:p>88.40906588216</text:p>
          </table:table-cell>
          <table:table-cell office:value-type="string">
            <text:p>54.03714207179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4477691.287344</text:p>
          </table:table-cell>
          <table:table-cell office:value-type="string">
            <text:p>5346072.475967</text:p>
          </table:table-cell>
          <table:table-cell office:value-type="string">
            <text:p>88.615058900847</text:p>
          </table:table-cell>
          <table:table-cell office:value-type="string">
            <text:p>54.73281877198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table:number-columns-repeated="25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4477594.694552</text:p>
          </table:table-cell>
          <table:table-cell office:value-type="string">
            <text:p>5346070.342409</text:p>
          </table:table-cell>
          <table:table-cell office:value-type="string">
            <text:p>87.733696423356</text:p>
          </table:table-cell>
          <table:table-cell office:value-type="string">
            <text:p>54.2525755582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72">
            <text:p>72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table:number-columns-repeated="25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4477656.69356</text:p>
          </table:table-cell>
          <table:table-cell office:value-type="string">
            <text:p>5346071.711854</text:p>
          </table:table-cell>
          <table:table-cell office:value-type="string">
            <text:p>88.330091310758</text:p>
          </table:table-cell>
          <table:table-cell office:value-type="string">
            <text:p>54.028080497029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4477406.341729</text:p>
          </table:table-cell>
          <table:table-cell office:value-type="string">
            <text:p>5346074.470914</text:p>
          </table:table-cell>
          <table:table-cell office:value-type="string">
            <text:p>88.37586592591</text:p>
          </table:table-cell>
          <table:table-cell office:value-type="string">
            <text:p>50.487808809182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4477366.59665</text:p>
          </table:table-cell>
          <table:table-cell office:value-type="string">
            <text:p>5346026.593136</text:p>
          </table:table-cell>
          <table:table-cell office:value-type="string">
            <text:p>88.063517135465</text:p>
          </table:table-cell>
          <table:table-cell office:value-type="string">
            <text:p>49.38964915790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1" table:number-rows-repeated="5">
          <table:table-cell table:number-columns-repeated="41"/>
        </table:table-row>
        <table:table-row table:style-name="ro1" table:number-rows-repeated="8">
          <table:table-cell table:number-columns-repeated="2"/>
          <table:table-cell table:style-name="Default" table:number-columns-repeated="14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36"/>
        </table:table-row>
        <table:table-row table:style-name="ro1" table:number-rows-repeated="1048547">
          <table:table-cell table:number-columns-repeated="41"/>
        </table:table-row>
        <table:table-row table:style-name="ro1">
          <table:table-cell table:number-columns-repeated="41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.05.2011</text:date>, <text:time>21:5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8" table:default-cell-style-name="ce3"/>
        <table:table-column table:style-name="co3" table:number-columns-repeated="7" table:default-cell-style-name="ce3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AK</text:p>
          </table:table-cell>
          <table:table-cell table:style-name="ce4" office:value-type="string">
            <text:p>EK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U</text:p>
          </table:table-cell>
          <table:table-cell table:style-name="ce4" office:value-type="string">
            <text:p>MS</text:p>
          </table:table-cell>
          <table:table-cell table:style-name="ce4" office:value-type="string">
            <text:p>DELP</text:p>
          </table:table-cell>
          <table:table-cell table:style-name="ce4" office:value-type="string">
            <text:p>KO</text:p>
          </table:table-cell>
          <table:table-cell table:style-name="ce4" office:value-type="string">
            <text:p>DiffDruck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Default" table:number-columns-repeated="7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37.2</text:p>
          </table:table-cell>
          <table:table-cell office:value-type="float" office:value="63">
            <text:p>63</text:p>
          </table:table-cell>
          <table:table-cell office:value-type="string">
            <text:p>0.00035</text:p>
          </table:table-cell>
          <table:table-cell office:value-type="string">
            <text:p>7144.8</text:p>
          </table:table-cell>
          <table:table-cell office:value-type="string">
            <text:p>0.5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5" office:value-type="string">
            <text:p>22.3</text:p>
          </table:table-cell>
          <table:table-cell office:value-type="string">
            <text:p>0.05</text:p>
          </table:table-cell>
          <table:table-cell office:value-type="string">
            <text:p>0.00437</text:p>
          </table:table-cell>
          <table:table-cell office:value-type="string">
            <text:p>13041.6</text:p>
          </table:table-cell>
          <table:table-cell office:value-type="string">
            <text:p>0.5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style-name="ce5" office:value-type="string">
            <text:p>18.5</text:p>
          </table:table-cell>
          <table:table-cell table:style-name="ce5" office:value-type="string">
            <text:p>22.3</text:p>
          </table:table-cell>
          <table:table-cell office:value-type="float" office:value="56">
            <text:p>56</text:p>
          </table:table-cell>
          <table:table-cell office:value-type="string">
            <text:p>0.00294</text:p>
          </table:table-cell>
          <table:table-cell office:value-type="string">
            <text:p>7102.7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style-name="ce5" office:value-type="string">
            <text:p>14.3</text:p>
          </table:table-cell>
          <table:table-cell table:style-name="ce5" office:value-type="string">
            <text:p>22.3</text:p>
          </table:table-cell>
          <table:table-cell office:value-type="float" office:value="32">
            <text:p>32</text:p>
          </table:table-cell>
          <table:table-cell office:value-type="string">
            <text:p>0.00073</text:p>
          </table:table-cell>
          <table:table-cell office:value-type="string">
            <text:p>5481.6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style-name="ce5" office:value-type="string">
            <text:p>19.8</text:p>
          </table:table-cell>
          <table:table-cell table:style-name="ce5" office:value-type="string">
            <text:p>22.3</text:p>
          </table:table-cell>
          <table:table-cell office:value-type="float" office:value="51">
            <text:p>51</text:p>
          </table:table-cell>
          <table:table-cell office:value-type="string">
            <text:p>0.00258</text:p>
          </table:table-cell>
          <table:table-cell office:value-type="string">
            <text:p>7604.1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style-name="ce5" office:value-type="string">
            <text:p>16.1</text:p>
          </table:table-cell>
          <table:table-cell table:style-name="ce5" office:value-type="string">
            <text:p>22.3</text:p>
          </table:table-cell>
          <table:table-cell office:value-type="float" office:value="33">
            <text:p>33</text:p>
          </table:table-cell>
          <table:table-cell office:value-type="string">
            <text:p>0.0009</text:p>
          </table:table-cell>
          <table:table-cell office:value-type="string">
            <text:p>6166.5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style-name="ce5" office:value-type="string">
            <text:p>15.9</text:p>
          </table:table-cell>
          <table:table-cell table:style-name="ce5" office:value-type="string">
            <text:p>22.3</text:p>
          </table:table-cell>
          <table:table-cell office:value-type="float" office:value="33">
            <text:p>33</text:p>
          </table:table-cell>
          <table:table-cell office:value-type="string">
            <text:p>0.00086</text:p>
          </table:table-cell>
          <table:table-cell office:value-type="string">
            <text:p>6107.3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table:style-name="ce5" office:value-type="string">
            <text:p>14.8</text:p>
          </table:table-cell>
          <table:table-cell table:style-name="ce5" office:value-type="string">
            <text:p>22.3</text:p>
          </table:table-cell>
          <table:table-cell office:value-type="float" office:value="35">
            <text:p>35</text:p>
          </table:table-cell>
          <table:table-cell office:value-type="string">
            <text:p>0.00092</text:p>
          </table:table-cell>
          <table:table-cell office:value-type="string">
            <text:p>5662.2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table:style-name="ce5" office:value-type="string">
            <text:p>22.9</text:p>
          </table:table-cell>
          <table:table-cell table:style-name="ce5" office:value-type="string">
            <text:p>22.3</text:p>
          </table:table-cell>
          <table:table-cell office:value-type="float" office:value="9">
            <text:p>9</text:p>
          </table:table-cell>
          <table:table-cell office:value-type="string">
            <text:p>0.00009</text:p>
          </table:table-cell>
          <table:table-cell office:value-type="string">
            <text:p>8766.1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table:style-name="ce5" office:value-type="string">
            <text:p>15.2</text:p>
          </table:table-cell>
          <table:table-cell table:style-name="ce5" office:value-type="string">
            <text:p>22.3</text:p>
          </table:table-cell>
          <table:table-cell office:value-type="float" office:value="17">
            <text:p>17</text:p>
          </table:table-cell>
          <table:table-cell office:value-type="string">
            <text:p>0.00023</text:p>
          </table:table-cell>
          <table:table-cell office:value-type="string">
            <text:p>5825.9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table:style-name="ce5" office:value-type="string">
            <text:p>18.6</text:p>
          </table:table-cell>
          <table:table-cell table:style-name="ce5" office:value-type="string">
            <text:p>22.3</text:p>
          </table:table-cell>
          <table:table-cell office:value-type="float" office:value="73">
            <text:p>73</text:p>
          </table:table-cell>
          <table:table-cell office:value-type="string">
            <text:p>0.00503</text:p>
          </table:table-cell>
          <table:table-cell office:value-type="string">
            <text:p>7115.2</text:p>
          </table:table-cell>
          <table:table-cell office:value-type="string">
            <text:p>0.5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Default"/>
        </table:table-row>
        <table:table-row table:style-name="ro1" table:number-rows-repeated="2">
          <table:table-cell table:number-columns-repeated="16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1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28.04.2011</text:date>, <text:time>19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number-columns-repeated="7" table:default-cell-style-name="ce4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5"/>
          <table:table-cell table:style-name="Default" table:number-columns-repeated="14"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Default" table:number-columns-repeated="14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string">
            <text:p>Version 300</text:p>
          </table:table-cell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Charset "WindowsLatin1"</text:p>
          </table:table-cell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Columns 8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<text:s text:c="2"/>AK integer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<text:s text:c="2"/>EK integer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<text:s text:c="2"/>L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<text:s text:c="2"/>DU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<text:s text:c="2"/>MS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string">
            <text:p><text:s text:c="2"/>DELPO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string">
            <text:p><text:s text:c="2"/>KO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string">
            <text:p><text:s text:c="2"/>DiffDruck float</text:p>
          </table:table-cell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3"/>
          <table:table-cell table:style-name="ce6"/>
          <table:table-cell table:number-columns-repeated="10"/>
          <table:table-cell table:style-name="Default"/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string">
            <text:p>DATA</text:p>
          </table:table-cell>
          <table:table-cell table:number-columns-repeated="14"/>
        </table:table-row>
        <table:table-row table:style-name="ro1">
          <table:table-cell table:style-name="ce3" office:value-type="float" office:value="13">
            <text:p>13</text:p>
          </table:table-cell>
          <table:table-cell office:value-type="string">
            <text:p>PLINE <text:s text:c="2"/>2</text:p>
          </table:table-cell>
          <table:table-cell table:number-columns-repeated="14"/>
        </table:table-row>
        <table:table-row table:style-name="ro1">
          <table:table-cell table:style-name="ce3" office:value-type="float" office:value="14">
            <text:p>14</text:p>
          </table:table-cell>
          <table:table-cell office:value-type="string">
            <text:p><text:s text:c="2"/>4477374.806748 5345984.655006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<text:s text:c="2"/>4477359.522303 5345992.189592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string">
            <text:p>PLINE <text:s text:c="2"/>2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7">
            <text:p>17</text:p>
          </table:table-cell>
          <table:table-cell office:value-type="string">
            <text:p><text:s text:c="2"/>4477334.425685 5346027.162348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8">
            <text:p>18</text:p>
          </table:table-cell>
          <table:table-cell office:value-type="string">
            <text:p><text:s text:c="2"/>4477333.824115 5345993.162576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1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8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205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1.238cm"/>
    </style:style>
    <style:style style:name="co12" style:family="table-column">
      <style:table-column-properties fo:break-before="auto" style:column-width="2.245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3.42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454cm"/>
    </style:style>
    <style:style style:name="co17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AK</text:p>
          </table:table-cell>
          <table:table-cell table:style-name="ce4" office:value-type="string">
            <text:p>EK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U</text:p>
          </table:table-cell>
          <table:table-cell table:style-name="ce4" office:value-type="string">
            <text:p>MS</text:p>
          </table:table-cell>
          <table:table-cell table:style-name="ce4" office:value-type="string">
            <text:p>DELP</text:p>
          </table:table-cell>
          <table:table-cell table:style-name="ce4" office:value-type="string">
            <text:p>KO</text:p>
          </table:table-cell>
          <table:table-cell table:style-name="ce4" office:value-type="string">
            <text:p>DiffDruck</text:p>
          </table:table-cell>
          <table:table-cell table:style-name="ce4" office:value-type="string">
            <text:p>Mitteltemp_VL</text:p>
          </table:table-cell>
          <table:table-cell table:style-name="ce4" office:value-type="string">
            <text:p>Mitteltemp_RL</text:p>
          </table:table-cell>
          <table:table-cell table:style-name="ce4" office:value-type="string">
            <text:p>Qwaermeabs_VL</text:p>
          </table:table-cell>
          <table:table-cell table:style-name="ce4" office:value-type="string">
            <text:p>Qwaermeabs_RL</text:p>
          </table:table-cell>
          <table:table-cell table:style-name="ce4" office:value-type="string">
            <text:p>Qwaermespez_VL</text:p>
          </table:table-cell>
          <table:table-cell table:style-name="ce4" office:value-type="string">
            <text:p>Qwaermespez_RL</text:p>
          </table:table-cell>
          <table:table-cell table:style-name="ce4" office:value-type="string">
            <text:p>DU2a</text:p>
          </table:table-cell>
          <table:table-cell table:style-name="ce4" office:value-type="string">
            <text:p>MS2a</text:p>
          </table:table-cell>
          <table:table-cell table:style-name="ce4" office:value-type="string">
            <text:p>DELP2a</text:p>
          </table:table-cell>
          <table:table-cell table:style-name="ce4" office:value-type="string">
            <text:p>KO2a</text:p>
          </table:table-cell>
          <table:table-cell table:style-name="ce4" office:value-type="string">
            <text:p>DiffDruck2a</text:p>
          </table:table-cell>
          <table:table-cell table:style-name="ce4" office:value-type="string">
            <text:p>Mitteltemp_VL2a</text:p>
          </table:table-cell>
          <table:table-cell table:style-name="ce4" office:value-type="string">
            <text:p>Mitteltemp_RL2a</text:p>
          </table:table-cell>
          <table:table-cell table:style-name="ce4" office:value-type="string">
            <text:p>Qwaermeabs_VL2a</text:p>
          </table:table-cell>
          <table:table-cell table:style-name="ce4" office:value-type="string">
            <text:p>Qwaermeabs_RL2a</text:p>
          </table:table-cell>
          <table:table-cell table:style-name="ce4" office:value-type="string">
            <text:p>Qwaermespez_VL2a</text:p>
          </table:table-cell>
          <table:table-cell table:style-name="ce4" office:value-type="string">
            <text:p>Qwaermespez_RL2a</text:p>
          </table:table-cell>
          <table:table-cell table:style-name="ce4" office:value-type="string">
            <text:p>DU2b</text:p>
          </table:table-cell>
          <table:table-cell table:style-name="ce4" office:value-type="string">
            <text:p>MS2b</text:p>
          </table:table-cell>
          <table:table-cell table:style-name="ce4" office:value-type="string">
            <text:p>DELP2b</text:p>
          </table:table-cell>
          <table:table-cell table:style-name="ce4" office:value-type="string">
            <text:p>KO2b</text:p>
          </table:table-cell>
          <table:table-cell table:style-name="ce4" office:value-type="string">
            <text:p>DiffDruck2b</text:p>
          </table:table-cell>
          <table:table-cell table:style-name="ce4" office:value-type="string">
            <text:p>Mitteltemp_VL2b</text:p>
          </table:table-cell>
          <table:table-cell table:style-name="ce4" office:value-type="string">
            <text:p>Mitteltemp_RL2b</text:p>
          </table:table-cell>
          <table:table-cell table:style-name="ce4" office:value-type="string">
            <text:p>Qwaermeabs_VL2b</text:p>
          </table:table-cell>
          <table:table-cell table:style-name="ce4" office:value-type="string">
            <text:p>Qwaermeabs_RL2b</text:p>
          </table:table-cell>
          <table:table-cell table:style-name="ce4" office:value-type="string">
            <text:p>Qwaermespez_VL2b</text:p>
          </table:table-cell>
          <table:table-cell table:style-name="ce4" office:value-type="string">
            <text:p>Qwaermespez_RL2b</text:p>
          </table:table-cell>
          <table:table-cell table:style-name="ce4" office:value-type="string">
            <text:p>VorDim</text:p>
          </table:table-cell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37.2</text:p>
          </table:table-cell>
          <table:table-cell office:value-type="float" office:value="63">
            <text:p>63</text:p>
          </table:table-cell>
          <table:table-cell office:value-type="string">
            <text:p>0.00035</text:p>
          </table:table-cell>
          <table:table-cell office:value-type="string">
            <text:p>7144.8</text:p>
          </table:table-cell>
          <table:table-cell office:value-type="string">
            <text:p>0.5</text:p>
          </table:table-cell>
          <table:table-cell table:number-columns-repeated="6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5" office:value-type="string">
            <text:p>22.3</text:p>
          </table:table-cell>
          <table:table-cell office:value-type="string">
            <text:p>0.05</text:p>
          </table:table-cell>
          <table:table-cell office:value-type="string">
            <text:p>0.00437</text:p>
          </table:table-cell>
          <table:table-cell office:value-type="string">
            <text:p>13041.6</text:p>
          </table:table-cell>
          <table:table-cell office:value-type="string">
            <text:p>0.5</text:p>
          </table:table-cell>
          <table:table-cell table:number-columns-repeated="6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style-name="ce5" office:value-type="string">
            <text:p>18.5</text:p>
          </table:table-cell>
          <table:table-cell table:style-name="ce5" office:value-type="string">
            <text:p>22.3</text:p>
          </table:table-cell>
          <table:table-cell office:value-type="float" office:value="56">
            <text:p>56</text:p>
          </table:table-cell>
          <table:table-cell office:value-type="string">
            <text:p>0.00294</text:p>
          </table:table-cell>
          <table:table-cell office:value-type="string">
            <text:p>7102.7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style-name="ce5" office:value-type="string">
            <text:p>14.3</text:p>
          </table:table-cell>
          <table:table-cell table:style-name="ce5" office:value-type="string">
            <text:p>22.3</text:p>
          </table:table-cell>
          <table:table-cell office:value-type="float" office:value="32">
            <text:p>32</text:p>
          </table:table-cell>
          <table:table-cell office:value-type="string">
            <text:p>0.00073</text:p>
          </table:table-cell>
          <table:table-cell office:value-type="string">
            <text:p>5481.6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style-name="ce5" office:value-type="string">
            <text:p>19.8</text:p>
          </table:table-cell>
          <table:table-cell table:style-name="ce5" office:value-type="string">
            <text:p>22.3</text:p>
          </table:table-cell>
          <table:table-cell office:value-type="float" office:value="51">
            <text:p>51</text:p>
          </table:table-cell>
          <table:table-cell office:value-type="string">
            <text:p>0.00258</text:p>
          </table:table-cell>
          <table:table-cell office:value-type="string">
            <text:p>7604.1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style-name="ce5" office:value-type="string">
            <text:p>16.1</text:p>
          </table:table-cell>
          <table:table-cell table:style-name="ce5" office:value-type="string">
            <text:p>22.3</text:p>
          </table:table-cell>
          <table:table-cell office:value-type="float" office:value="33">
            <text:p>33</text:p>
          </table:table-cell>
          <table:table-cell office:value-type="string">
            <text:p>0.0009</text:p>
          </table:table-cell>
          <table:table-cell office:value-type="string">
            <text:p>6166.5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style-name="ce5" office:value-type="string">
            <text:p>15.9</text:p>
          </table:table-cell>
          <table:table-cell table:style-name="ce5" office:value-type="string">
            <text:p>22.3</text:p>
          </table:table-cell>
          <table:table-cell office:value-type="float" office:value="33">
            <text:p>33</text:p>
          </table:table-cell>
          <table:table-cell office:value-type="string">
            <text:p>0.00086</text:p>
          </table:table-cell>
          <table:table-cell office:value-type="string">
            <text:p>6107.3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table:style-name="ce5" office:value-type="string">
            <text:p>14.8</text:p>
          </table:table-cell>
          <table:table-cell table:style-name="ce5" office:value-type="string">
            <text:p>22.3</text:p>
          </table:table-cell>
          <table:table-cell office:value-type="float" office:value="35">
            <text:p>35</text:p>
          </table:table-cell>
          <table:table-cell office:value-type="string">
            <text:p>0.00092</text:p>
          </table:table-cell>
          <table:table-cell office:value-type="string">
            <text:p>5662.2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table:style-name="ce5" office:value-type="string">
            <text:p>22.9</text:p>
          </table:table-cell>
          <table:table-cell table:style-name="ce5" office:value-type="string">
            <text:p>22.3</text:p>
          </table:table-cell>
          <table:table-cell office:value-type="float" office:value="9">
            <text:p>9</text:p>
          </table:table-cell>
          <table:table-cell office:value-type="string">
            <text:p>0.00009</text:p>
          </table:table-cell>
          <table:table-cell office:value-type="string">
            <text:p>8766.1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0">
            <text:p>10</text:p>
          </table:table-cell>
          <table:table-cell table:style-name="ce5" office:value-type="string">
            <text:p>15.2</text:p>
          </table:table-cell>
          <table:table-cell table:style-name="ce5" office:value-type="string">
            <text:p>22.3</text:p>
          </table:table-cell>
          <table:table-cell office:value-type="float" office:value="17">
            <text:p>17</text:p>
          </table:table-cell>
          <table:table-cell office:value-type="string">
            <text:p>0.00023</text:p>
          </table:table-cell>
          <table:table-cell office:value-type="string">
            <text:p>5825.9</text:p>
          </table:table-cell>
          <table:table-cell office:value-type="string">
            <text:p>0.5</text:p>
          </table:table-cell>
          <table:table-cell table:number-columns-repeated="5"/>
          <table:table-cell table:style-name="ce5"/>
          <table:table-cell table:style-name="Default"/>
          <table:table-cell table:number-columns-repeated="2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table:style-name="ce5" office:value-type="string">
            <text:p>18.6</text:p>
          </table:table-cell>
          <table:table-cell table:style-name="ce5" office:value-type="string">
            <text:p>22.3</text:p>
          </table:table-cell>
          <table:table-cell office:value-type="float" office:value="73">
            <text:p>73</text:p>
          </table:table-cell>
          <table:table-cell office:value-type="string">
            <text:p>0.00503</text:p>
          </table:table-cell>
          <table:table-cell office:value-type="string">
            <text:p>7115.2</text:p>
          </table:table-cell>
          <table:table-cell office:value-type="string">
            <text:p>0.5</text:p>
          </table:table-cell>
          <table:table-cell table:number-columns-repeated="6"/>
          <table:table-cell table:style-name="Default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38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33"/>
        </table:table-row>
        <table:table-row table:style-name="ro1" table:number-rows-repeated="2">
          <table:table-cell table:number-columns-repeated="3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33"/>
        </table:table-row>
        <table:table-row table:style-name="ro1" table:number-rows-repeated="1048547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9.02.2012</text:date>, <text:time>14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number-columns-repeated="7" table:default-cell-style-name="ce4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5"/>
          <table:table-cell table:style-name="Default" table:number-columns-repeated="14"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Default" table:number-columns-repeated="14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string">
            <text:p>Version 300</text:p>
          </table:table-cell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Charset "WindowsLatin1"</text:p>
          </table:table-cell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Columns 14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<text:s text:c="2"/>AK integer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<text:s text:c="2"/>EK integer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<text:s text:c="2"/>L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<text:s text:c="2"/>DU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<text:s text:c="2"/>MS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2">
          <table:table-cell table:style-name="ce3" office:value-type="float" office:value="8">
            <text:p>8</text:p>
          </table:table-cell>
          <table:table-cell office:value-type="string">
            <text:p><text:s text:c="2"/>DELPO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string">
            <text:p><text:s text:c="2"/>KO float</text:p>
          </table:table-cell>
          <table:table-cell table:style-name="Default" table:number-columns-repeated="7"/>
          <table:table-cell table:number-columns-repeated="5"/>
          <table:table-cell table:style-name="ce6"/>
          <table:table-cell table:style-name="Default"/>
        </table:table-row>
        <table:table-row table:style-name="ro2">
          <table:table-cell table:style-name="ce3" office:value-type="float" office:value="10">
            <text:p>10</text:p>
          </table:table-cell>
          <table:table-cell office:value-type="string">
            <text:p><text:s text:c="2"/>DiffDruck float</text:p>
          </table:table-cell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string">
            <text:p><text:s text:c="2"/>Mitteltemperatur_VL float</text:p>
          </table:table-cell>
          <table:table-cell table:number-columns-repeated="2"/>
          <table:table-cell table:style-name="ce6"/>
          <table:table-cell table:number-columns-repeated="10"/>
          <table:table-cell table:style-name="Default"/>
        </table:table-row>
        <table:table-row table:style-name="ro2">
          <table:table-cell table:style-name="ce3" office:value-type="float" office:value="12">
            <text:p>12</text:p>
          </table:table-cell>
          <table:table-cell office:value-type="string">
            <text:p><text:s text:c="2"/>Mitteltemperatur_RL float</text:p>
          </table:table-cell>
          <table:table-cell table:number-columns-repeated="14"/>
        </table:table-row>
        <table:table-row table:style-name="ro1">
          <table:table-cell table:style-name="ce3" office:value-type="float" office:value="13">
            <text:p>13</text:p>
          </table:table-cell>
          <table:table-cell office:value-type="string">
            <text:p><text:s text:c="2"/>QWaermeabs_VL float</text:p>
          </table:table-cell>
          <table:table-cell table:number-columns-repeated="14"/>
        </table:table-row>
        <table:table-row table:style-name="ro1">
          <table:table-cell table:style-name="ce3" office:value-type="float" office:value="14">
            <text:p>14</text:p>
          </table:table-cell>
          <table:table-cell office:value-type="string">
            <text:p><text:s text:c="2"/>QWaermeabs_RL float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<text:s text:c="2"/>QWaermespez_VL float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string">
            <text:p><text:s text:c="2"/>QWaermespez_RL float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7">
            <text:p>17</text:p>
          </table:table-cell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8">
            <text:p>18</text:p>
          </table:table-cell>
          <table:table-cell office:value-type="string">
            <text:p>DATA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19">
            <text:p>19</text:p>
          </table:table-cell>
          <table:table-cell office:value-type="string">
            <text:p>PLINE <text:s text:c="2"/>2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20">
            <text:p>20</text:p>
          </table:table-cell>
          <table:table-cell office:value-type="string">
            <text:p><text:s text:c="2"/>4477374.806748 5345984.655006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21">
            <text:p>21</text:p>
          </table:table-cell>
          <table:table-cell office:value-type="string">
            <text:p><text:s text:c="2"/>4477359.522303 5345992.189592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22">
            <text:p>22</text:p>
          </table:table-cell>
          <table:table-cell office:value-type="string">
            <text:p>PLINE <text:s text:c="2"/>2</text:p>
          </table:table-cell>
          <table:table-cell table:number-columns-repeated="14"/>
        </table:table-row>
        <table:table-row table:style-name="ro1">
          <table:table-cell table:style-name="ce3" office:value-type="float" office:value="23">
            <text:p>23</text:p>
          </table:table-cell>
          <table:table-cell office:value-type="string">
            <text:p><text:s text:c="2"/>4477334.425685 5346027.162348</text:p>
          </table:table-cell>
          <table:table-cell table:number-columns-repeated="14"/>
        </table:table-row>
        <table:table-row table:style-name="ro1">
          <table:table-cell table:style-name="ce3" office:value-type="float" office:value="24">
            <text:p>24</text:p>
          </table:table-cell>
          <table:table-cell office:value-type="string">
            <text:p><text:s text:c="2"/>4477333.824115 5345993.162576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25">
            <text:p>25</text:p>
          </table:table-cell>
          <table:table-cell office:value-type="string">
            <text:p>PLINE <text:s text:c="2"/>2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3" office:value-type="float" office:value="26">
            <text:p>26</text:p>
          </table:table-cell>
          <table:table-cell office:value-type="string">
            <text:p><text:s text:c="2"/>4477513.585394 5346068.550856</text:p>
          </table:table-cell>
          <table:table-cell table:number-columns-repeated="14"/>
        </table:table-row>
        <table:table-row table:style-name="ro1">
          <table:table-cell table:style-name="ce3" office:value-type="float" office:value="27">
            <text:p>27</text:p>
          </table:table-cell>
          <table:table-cell office:value-type="string">
            <text:p><text:s text:c="2"/>4477513.99436 5346050.035696</text:p>
          </table:table-cell>
          <table:table-cell table:number-columns-repeated="14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8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8" table:default-cell-style-name="ce3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Anzahl</text:p>
          </table:table-cell>
          <table:table-cell table:style-name="Default" table:number-columns-repeated="13"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table:style-name="Default" table:number-columns-repeated="13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Default"/>
        </table:table-row>
        <table:table-row table:style-name="ro1" table:number-rows-repeated="2">
          <table:table-cell table:number-columns-repeated="16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1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6">26.02.2011</text:date>, <text:time>20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7" table:default-cell-style-name="ce3"/>
        <table:table-column table:style-name="co3" table:number-columns-repeated="8" table:default-cell-style-name="ce3"/>
        <table:table-row table:style-name="ro1">
          <table:table-cell table:style-name="ce1" office:value-type="string">
            <text:p>b<text:span text:style-name="T1">↓</text:span>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y1</text:p>
          </table:table-cell>
          <table:table-cell table:style-name="ce4" office:value-type="string">
            <text:p>x2</text:p>
          </table:table-cell>
          <table:table-cell table:style-name="ce4" office:value-type="string">
            <text:p>y2</text:p>
          </table:table-cell>
          <table:table-cell table:style-name="Default" table:number-columns-repeated="11"/>
        </table:table-row>
        <table:table-row table:style-name="ro1">
          <table:table-cell table:style-name="ce2" office:value-type="string">
            <text:p>a<text:span text:style-name="T1">→</text:span>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Default" table:number-columns-repeated="11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Default" table:number-columns-repeated="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Default" table:number-columns-repeated="15"/>
        </table:table-row>
        <table:table-row table:style-name="ro1">
          <table:table-cell table:number-columns-repeated="4"/>
          <table:table-cell table:style-name="ce5"/>
          <table:table-cell table:number-columns-repeated="10"/>
          <table:table-cell table:style-name="Default"/>
        </table:table-row>
        <table:table-row table:style-name="ro1" table:number-rows-repeated="2">
          <table:table-cell table:number-columns-repeated="16"/>
        </table:table-row>
        <table:table-row table:style-name="ro1" table:number-rows-repeated="8">
          <table:table-cell table:number-columns-repeated="4"/>
          <table:table-cell table:style-name="ce5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1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6">26.02.2011</text:date>, <text:time>20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